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table table:name="0.0.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GTX460</text:p>
          </table:table-cell>
          <table:covered-table-cell/>
          <table:table-cell table:style-name="ce1" office:value-type="string" table:number-columns-spanned="2" table:number-rows-spanned="1">
            <text:p>GT220</text:p>
          </table:table-cell>
          <table:covered-table-cell/>
          <table:table-cell table:style-name="ce1" office:value-type="string" table:number-columns-spanned="2" table:number-rows-spanned="1">
            <text:p>Octave</text:p>
          </table:table-cell>
          <table:covered-table-cell table:style-name="Default"/>
          <table:table-cell table:style-name="ce1" office:value-type="string" table:number-columns-spanned="2" table:number-rows-spanned="1">
            <text:p>Matlab</text:p>
          </table:table-cell>
          <table:covered-table-cell/>
          <table:table-cell table:style-name="ce1" office:value-type="string" table:number-columns-spanned="2" table:number-rows-spanned="1">
            <text:p>GTX460 v0.0.2</text:p>
          </table:table-cell>
          <table:covered-table-cell/>
        </table:table-row>
        <table:table-row table:style-name="ro1">
          <table:table-cell office:value-type="string">
            <text:p>n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table:style-name="Default"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  <table:table-cell office:value-type="string">
            <text:p>t(ms)</text:p>
          </table:table-cell>
          <table:table-cell office:value-type="string">
            <text:p>er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54">
            <text:p>0.154</text:p>
          </table:table-cell>
          <table:table-cell table:style-name="ce2" office:value-type="float" office:value="0.000030346">
            <text:p>3.03E-005</text:p>
          </table:table-cell>
          <table:table-cell office:value-type="float" office:value="0.444">
            <text:p>0.444</text:p>
          </table:table-cell>
          <table:table-cell table:style-name="ce2" office:value-type="float" office:value="0.000030346">
            <text:p>3.03E-005</text:p>
          </table:table-cell>
          <table:table-cell table:style-name="ce2" office:value-type="float" office:value="0.051022">
            <text:p>5.10E-002</text:p>
          </table:table-cell>
          <table:table-cell office:value-type="float" office:value="8.8818E-016">
            <text:p>8.88E-016</text:p>
          </table:table-cell>
          <table:table-cell table:number-columns-repeated="2"/>
          <table:table-cell office:value-type="float" office:value="0.029">
            <text:p>0.02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36">
            <text:p>0.336</text:p>
          </table:table-cell>
          <table:table-cell table:style-name="ce2" office:value-type="float" office:value="0.000033274">
            <text:p>3.33E-005</text:p>
          </table:table-cell>
          <table:table-cell office:value-type="float" office:value="0.968">
            <text:p>0.968</text:p>
          </table:table-cell>
          <table:table-cell table:style-name="ce2" office:value-type="float" office:value="0.00003324">
            <text:p>3.32E-005</text:p>
          </table:table-cell>
          <table:table-cell office:value-type="float" office:value="0.1099">
            <text:p>0.1099</text:p>
          </table:table-cell>
          <table:table-cell office:value-type="float" office:value="1.7764E-015">
            <text:p>1.78E-015</text:p>
          </table:table-cell>
          <table:table-cell table:number-columns-repeated="2"/>
          <table:table-cell office:value-type="float" office:value="0.082">
            <text:p>0.08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693">
            <text:p>0.693</text:p>
          </table:table-cell>
          <table:table-cell table:style-name="ce2" office:value-type="float" office:value="0.000052218">
            <text:p>5.22E-005</text:p>
          </table:table-cell>
          <table:table-cell office:value-type="float" office:value="2.041">
            <text:p>2.041</text:p>
          </table:table-cell>
          <table:table-cell table:style-name="ce2" office:value-type="float" office:value="0.000054533">
            <text:p>5.45E-005</text:p>
          </table:table-cell>
          <table:table-cell office:value-type="float" office:value="0.236">
            <text:p>0.236</text:p>
          </table:table-cell>
          <table:table-cell office:value-type="float" office:value="3.5527E-015">
            <text:p>3.55E-015</text:p>
          </table:table-cell>
          <table:table-cell table:number-columns-repeated="2"/>
          <table:table-cell office:value-type="float" office:value="0.188">
            <text:p>0.18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.422">
            <text:p>1.422</text:p>
          </table:table-cell>
          <table:table-cell table:style-name="ce2" office:value-type="float" office:value="0.000075773">
            <text:p>7.58E-005</text:p>
          </table:table-cell>
          <table:table-cell office:value-type="float" office:value="4.396">
            <text:p>4.396</text:p>
          </table:table-cell>
          <table:table-cell table:style-name="ce2" office:value-type="float" office:value="0.000081433">
            <text:p>8.14E-005</text:p>
          </table:table-cell>
          <table:table-cell office:value-type="float" office:value="0.963">
            <text:p>0.963</text:p>
          </table:table-cell>
          <table:table-cell office:value-type="float" office:value="0.000000000000049738">
            <text:p>4.97E-014</text:p>
          </table:table-cell>
          <table:table-cell table:number-columns-repeated="2"/>
          <table:table-cell office:value-type="float" office:value="0.419">
            <text:p>0.419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01">
            <text:p>3.01</text:p>
          </table:table-cell>
          <table:table-cell table:style-name="ce2" office:value-type="float" office:value="0.00012089">
            <text:p>1.21E-004</text:p>
          </table:table-cell>
          <table:table-cell office:value-type="float" office:value="10.333">
            <text:p>10.333</text:p>
          </table:table-cell>
          <table:table-cell table:style-name="ce2" office:value-type="float" office:value="0.00011711">
            <text:p>1.17E-004</text:p>
          </table:table-cell>
          <table:table-cell table:formula="of:=0.006275*1000" office:value-type="float" office:value="6.275">
            <text:p>6.275</text:p>
          </table:table-cell>
          <table:table-cell office:value-type="float" office:value="0.000000000000099476">
            <text:p>9.95E-014</text:p>
          </table:table-cell>
          <table:table-cell table:number-columns-repeated="2"/>
          <table:table-cell office:value-type="float" office:value="1.001">
            <text:p>1.00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.723">
            <text:p>7.723</text:p>
          </table:table-cell>
          <table:table-cell office:value-type="float" office:value="0.0010654">
            <text:p>0.0010654</text:p>
          </table:table-cell>
          <table:table-cell office:value-type="float" office:value="33.967">
            <text:p>33.967</text:p>
          </table:table-cell>
          <table:table-cell office:value-type="float" office:value="0.0010542">
            <text:p>0.0010542</text:p>
          </table:table-cell>
          <table:table-cell table:formula="of:=0.02601314*1000" office:value-type="float" office:value="26.01314">
            <text:p>26.01314</text:p>
          </table:table-cell>
          <table:table-cell office:value-type="float" office:value="0.00000000000022737">
            <text:p>2.27E-013</text:p>
          </table:table-cell>
          <table:table-cell table:number-columns-repeated="2"/>
          <table:table-cell office:value-type="float" office:value="3.674">
            <text:p>3.674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.091">
            <text:p>28.091</text:p>
          </table:table-cell>
          <table:table-cell office:value-type="float" office:value="0.0015085">
            <text:p>0.0015085</text:p>
          </table:table-cell>
          <table:table-cell office:value-type="float" office:value="174.841003">
            <text:p>174.841003</text:p>
          </table:table-cell>
          <table:table-cell office:value-type="float" office:value="0.0015517">
            <text:p>0.0015517</text:p>
          </table:table-cell>
          <table:table-cell table:formula="of:=0.196692*1000" office:value-type="float" office:value="196.692">
            <text:p>196.692</text:p>
          </table:table-cell>
          <table:table-cell office:value-type="float" office:value="0.00000000000056843">
            <text:p>5.68E-013</text:p>
          </table:table-cell>
          <table:table-cell table:number-columns-repeated="2"/>
          <table:table-cell office:value-type="float" office:value="19.782">
            <text:p>19.782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57.380997">
            <text:p>157.380997</text:p>
          </table:table-cell>
          <table:table-cell office:value-type="float" office:value="0.0031937">
            <text:p>0.0031937</text:p>
          </table:table-cell>
          <table:table-cell office:value-type="float" office:value="1410.392944">
            <text:p>1410.392944</text:p>
          </table:table-cell>
          <table:table-cell office:value-type="float" office:value="0.0031676">
            <text:p>0.0031676</text:p>
          </table:table-cell>
          <table:table-cell table:formula="of:=1.49456*1000" office:value-type="float" office:value="1494.56">
            <text:p>1494.56</text:p>
          </table:table-cell>
          <table:table-cell office:value-type="float" office:value="0.0000000000011369">
            <text:p>1.14E-012</text:p>
          </table:table-cell>
          <table:table-cell table:number-columns-repeated="2"/>
          <table:table-cell office:value-type="float" office:value="138.576004">
            <text:p>138.576004</text:p>
          </table:table-cell>
          <table:table-cell/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760.747986">
            <text:p>760.747986</text:p>
          </table:table-cell>
          <table:table-cell office:value-type="float" office:value="0.0038672">
            <text:p>0.0038672</text:p>
          </table:table-cell>
          <table:table-cell office:value-type="float" office:value="5679.134766">
            <text:p>5679.134766</text:p>
          </table:table-cell>
          <table:table-cell office:value-type="float" office:value="0.0033628">
            <text:p>0.0033628</text:p>
          </table:table-cell>
          <table:table-cell table:formula="of:=5.045609*1000" office:value-type="float" office:value="5045.609">
            <text:p>5045.609</text:p>
          </table:table-cell>
          <table:table-cell office:value-type="float" office:value="0.0000000000012506">
            <text:p>1.25E-012</text:p>
          </table:table-cell>
          <table:table-cell table:number-columns-repeated="2"/>
          <table:table-cell office:value-type="float" office:value="717.158997">
            <text:p>717.158997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118.203979">
            <text:p>1118.203979</text:p>
          </table:table-cell>
          <table:table-cell/>
          <table:table-cell office:value-type="float" office:value="15572.988281">
            <text:p>15572.988281</text:p>
          </table:table-cell>
          <table:table-cell/>
          <table:table-cell table:formula="of:=11.90073*1000" office:value-type="float" office:value="11900.73">
            <text:p>11900.73</text:p>
          </table:table-cell>
          <table:table-cell table:style-name="Default"/>
          <table:table-cell table:number-columns-repeated="2"/>
          <table:table-cell office:value-type="float" office:value="1057.495972">
            <text:p>1057.495972</text:p>
          </table:table-cell>
          <table:table-cell/>
        </table:table-row>
        <table:table-row table:style-name="ro1">
          <table:table-cell office:value-type="float" office:value="5120">
            <text:p>5120</text:p>
          </table:table-cell>
          <table:table-cell office:value-type="float" office:value="2516.810059">
            <text:p>2516.810059</text:p>
          </table:table-cell>
          <table:table-cell/>
          <table:table-cell office:value-type="float" office:value="22139.072266">
            <text:p>22139.072266</text:p>
          </table:table-cell>
          <table:table-cell/>
          <table:table-cell table:formula="of:=23.44021*1000" office:value-type="float" office:value="23440.21">
            <text:p>23440.21</text:p>
          </table:table-cell>
          <table:table-cell table:style-name="Default"/>
          <table:table-cell table:number-columns-repeated="2"/>
          <table:table-cell office:value-type="float" office:value="2429.561035">
            <text:p>2429.561035</text:p>
          </table:table-cell>
          <table:table-cell/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6048.391113">
            <text:p>6048.391113</text:p>
          </table:table-cell>
          <table:table-cell/>
          <table:table-cell office:value-type="float" office:value="71880.210938">
            <text:p>71880.210938</text:p>
          </table:table-cell>
          <table:table-cell/>
          <table:table-cell table:formula="of:=40.08024*1000" office:value-type="float" office:value="40080.24">
            <text:p>40080.24</text:p>
          </table:table-cell>
          <table:table-cell table:style-name="Default"/>
          <table:table-cell table:number-columns-repeated="2"/>
          <table:table-cell office:value-type="float" office:value="5933.699219">
            <text:p>5933.699219</text:p>
          </table:table-cell>
          <table:table-cell/>
        </table:table-row>
        <table:table-row table:style-name="ro1">
          <table:table-cell office:value-type="float" office:value="7168">
            <text:p>7168</text:p>
          </table:table-cell>
          <table:table-cell office:value-type="float" office:value="6410.972168">
            <text:p>6410.972168</text:p>
          </table:table-cell>
          <table:table-cell/>
          <table:table-cell office:value-type="float" office:value="61095.484375">
            <text:p>61095.484375</text:p>
          </table:table-cell>
          <table:table-cell/>
          <table:table-cell table:formula="of:=63.34432*1000" office:value-type="float" office:value="63344.32">
            <text:p>63344.32</text:p>
          </table:table-cell>
          <table:table-cell table:style-name="Default"/>
          <table:table-cell table:number-columns-repeated="2"/>
          <table:table-cell office:value-type="float" office:value="6283.786133">
            <text:p>6283.786133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8574.944336">
            <text:p>8574.944336</text:p>
          </table:table-cell>
          <table:table-cell table:number-columns-repeated="3"/>
          <table:table-cell table:formula="of:=95.50456*1000" office:value-type="float" office:value="95504.56">
            <text:p>95504.56</text:p>
          </table:table-cell>
          <table:table-cell table:style-name="Default"/>
          <table:table-cell table:number-columns-repeated="2"/>
          <table:table-cell office:value-type="float" office:value="8422.449219">
            <text:p>8422.449219</text:p>
          </table:table-cell>
          <table:table-cell/>
        </table:table-row>
        <table:table-row table:style-name="ro1">
          <table:table-cell office:value-type="float" office:value="9216">
            <text:p>9216</text:p>
          </table:table-cell>
          <table:table-cell office:value-type="float" office:value="18392.810547">
            <text:p>18392.810547</text:p>
          </table:table-cell>
          <table:table-cell table:number-columns-repeated="3"/>
          <table:table-cell table:formula="of:=134.996*1000" office:value-type="float" office:value="134996">
            <text:p>134996</text:p>
          </table:table-cell>
          <table:table-cell table:style-name="Default"/>
          <table:table-cell table:number-columns-repeated="2"/>
          <table:table-cell office:value-type="float" office:value="18351.882812">
            <text:p>18351.882812</text:p>
          </table:table-cell>
          <table:table-cell/>
        </table:table-row>
        <table:table-row table:style-name="ro1">
          <table:table-cell office:value-type="float" office:value="10240">
            <text:p>10240</text:p>
          </table:table-cell>
          <table:table-cell table:number-columns-repeated="5"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18:4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jan Peretin</meta:initial-creator>
    <meta:creation-date>2011-02-27T15:42:45</meta:creation-date>
    <meta:generator>LibreOffice/3.3$Unix LibreOffice_project/330m19$Build-6</meta:generator>
    <dc:date>2011-03-02T18:48:37</dc:date>
    <dc:creator>Dejan Peretin</dc:creator>
    <meta:editing-duration>PT9H23M42S</meta:editing-duration>
    <meta:editing-cycles>32</meta:editing-cycles>
    <meta:document-statistic meta:table-count="3" meta:cell-count="117" meta:object-count="0"/>
  </office:meta>
</office:document-meta>
</file>